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800cc" officeooo:paragraph-rsid="001800cc"/>
    </style:style>
    <style:style style:name="P2" style:family="paragraph" style:parent-style-name="Standard">
      <style:text-properties officeooo:rsid="00184239" officeooo:paragraph-rsid="00184239"/>
    </style:style>
    <style:style style:name="P3" style:family="paragraph" style:parent-style-name="Standard">
      <style:text-properties officeooo:paragraph-rsid="00184239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84239"/>
    </style:style>
    <style:style style:name="T2" style:family="text">
      <style:text-properties officeooo:rsid="0018855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Цель работы: Изучение комплексных чисел и их применение в математике с использованием программы Maple.</text:p>
      <text:p text:style-name="Text_20_body">Задачи:</text:p>
      <text:list text:style-name="L1">
        <text:list-item>
          <text:p text:style-name="P7">Изучить определение комплексного числа. </text:p>
        </text:list-item>
        <text:list-item>
          <text:p text:style-name="P7">Рассмотреть основные операции и действия над комплексными числами. </text:p>
        </text:list-item>
        <text:list-item>
          <text:p text:style-name="P7">Изучить свойства комплексных чисел. </text:p>
        </text:list-item>
        <text:list-item>
          <text:p text:style-name="P7">Освоить оценивание комплексных выражений в программе Maple. </text:p>
        </text:list-item>
        <text:list-item>
          <text:p text:style-name="P7">Изучить тригонометрическую форму комплексного числа. </text:p>
        </text:list-item>
        <text:list-item>
          <text:p text:style-name="P7">Освоить показательную форму записи комплексного числа. </text:p>
        </text:list-item>
        <text:list-item>
          <text:p text:style-name="P6">Применить полученные знания и навыки в практических заданиях с использованием программы Maple. </text:p>
        </text:list-item>
      </text:list>
      <text:p text:style-name="Text_20_body">Проект содержания пояснительной записки:</text:p>
      <text:p text:style-name="Text_20_body">I. Введение</text:p>
      <text:list text:style-name="L2">
        <text:list-item>
          <text:p text:style-name="P9">Обоснование выбора темы </text:p>
        </text:list-item>
        <text:list-item>
          <text:p text:style-name="P8">Цель и задачи работы </text:p>
        </text:list-item>
      </text:list>
      <text:p text:style-name="Text_20_body">II. Теоретическая часть</text:p>
      <text:list text:style-name="L3">
        <text:list-item>
          <text:p text:style-name="P10">Определение комплексного числа</text:p>
          <text:list>
            <text:list-item>
              <text:p text:style-name="P11">Геометрическая интерпретация комплексных чисел </text:p>
            </text:list-item>
            <text:list-item>
              <text:p text:style-name="P11">Мнимая единица и мнимая часть </text:p>
            </text:list-item>
          </text:list>
        </text:list-item>
        <text:list-item>
          <text:p text:style-name="P10">Действия над комплексными числами</text:p>
          <text:list>
            <text:list-item>
              <text:p text:style-name="P11">Сложение и вычитание комплексных чисел </text:p>
            </text:list-item>
            <text:list-item>
              <text:p text:style-name="P11">Умножение и деление комплексных чисел </text:p>
            </text:list-item>
          </text:list>
        </text:list-item>
        <text:list-item>
          <text:p text:style-name="P10">Свойства комплексных чисел</text:p>
          <text:list>
            <text:list-item>
              <text:p text:style-name="P11">Коммутативность, ассоциативность и дистрибутивность </text:p>
            </text:list-item>
            <text:list-item>
              <text:p text:style-name="P11">Сопряженное комплексное число </text:p>
            </text:list-item>
            <text:list-item>
              <text:p text:style-name="P11">Модуль комплексного числа </text:p>
            </text:list-item>
          </text:list>
        </text:list-item>
        <text:list-item>
          <text:p text:style-name="P10">Оценивание комплексных выражений в Maple</text:p>
          <text:list>
            <text:list-item>
              <text:p text:style-name="P11">Основные функции и операции в Maple </text:p>
            </text:list-item>
            <text:list-item>
              <text:p text:style-name="P11">Примеры оценивания комплексных выражений </text:p>
            </text:list-item>
          </text:list>
        </text:list-item>
        <text:list-item>
          <text:p text:style-name="P10">Тригонометрическая форма комплексного числа</text:p>
          <text:list>
            <text:list-item>
              <text:p text:style-name="P11">Аргумент и модуль комплексного числа </text:p>
            </text:list-item>
            <text:list-item>
              <text:p text:style-name="P11">Переход от алгебраической формы к тригонометрической и обратно </text:p>
            </text:list-item>
          </text:list>
        </text:list-item>
        <text:list-item>
          <text:p text:style-name="P10">Показательная форма записи комплексного числа</text:p>
          <text:list>
            <text:list-item>
              <text:p text:style-name="P11">Эйлерова формула </text:p>
            </text:list-item>
            <text:list-item>
              <text:p text:style-name="P11">Связь с тригонометрической формой </text:p>
            </text:list-item>
            <text:list-item>
              <text:p text:style-name="P10">Примеры преобразования комплексных чисел </text:p>
            </text:list-item>
          </text:list>
        </text:list-item>
      </text:list>
      <text:p text:style-name="Text_20_body">III. Практическая часть</text:p>
      <text:list text:style-name="L4">
        <text:list-item>
          <text:p text:style-name="P13">Задача 1: Вычисление суммы и разности комплексных чисел в Maple </text:p>
        </text:list-item>
        <text:list-item>
          <text:p text:style-name="P13">Задача 2: Умножение и деление комплексных чисел в Maple </text:p>
        </text:list-item>
        <text:list-item>
          <text:p text:style-name="P13"><text:soft-page-break/>Задача 3: Оценивание выражений с комплексными числами в Maple </text:p>
        </text:list-item>
        <text:list-item>
          <text:p text:style-name="P13">Задача 4: Перевод комплексного числа из алгебраической в тригонометрическую форму и обратно в Maple </text:p>
        </text:list-item>
        <text:list-item>
          <text:p text:style-name="P12">Задача 5: Преобразование комплексных чисел в показательную форму и выполнение операций в Maple </text:p>
        </text:list-item>
      </text:list>
      <text:p text:style-name="Text_20_body">IV. Заключение</text:p>
      <text:list text:style-name="L5">
        <text:list-item>
          <text:p text:style-name="P15">Подведение итогов работы </text:p>
        </text:list-item>
        <text:list-item>
          <text:p text:style-name="P14">Выводы по результатам выполненных задач </text:p>
        </text:list-item>
      </text:list>
      <text:p text:style-name="P4"/>
      <text:p text:style-name="P5">СПИСОК <text:span text:style-name="T2">ЛИТЕРАТУРЫ</text:span></text:p>
      <text:p text:style-name="Standard">[1] Т.В. Родина Комплексные числа. Учебно-методическое пособие. – СПб:</text:p>
      <text:p text:style-name="Standard">СПбГУ ИТМО, 2009. – 30с.</text:p>
      <text:p text:style-name="Standard">[2] Демидович, Б. П., Моденов, В. П. Дифференциальные уравнения:</text:p>
      <text:p text:style-name="Standard">Учебное пособие. 3-е изд., стер. – СПб.: Издательство «Лань», 2008. –</text:p>
      <text:p text:style-name="Standard">288 с.: ил. – (Учебники для вузов. Специальная литература).</text:p>
      <text:p text:style-name="Standard">[<text:span text:style-name="T1">3</text:span>] Maple Documentation [Электронный ресурс]. – Режим доступа:</text:p>
      <text:p text:style-name="Standard">https://www.maplesoft.com/support/help/maple</text:p>
      <text:p text:style-name="Standard">[<text:span text:style-name="T1">4</text:span>] Деменева, Н. В. Комплексные числа : сборник задач / Н. В. Деменева;</text:p>
      <text:p text:style-name="Standard">М-во с.-х. РФ, федеральное гос. бюджетное образов. учреждение</text:p>
      <text:p text:style-name="Standard">высшего. образов. «Пермская гос. с.-х. акад. им. акад. Д.Н.</text:p>
      <text:p text:style-name="Standard">Прянишникова». – Пермь : ИПЦ «Прокростъ», 2016. – 32 с</text:p>
      <text:p text:style-name="P1">[<text:span text:style-name="T1">5</text:span>] А.Р. Есаян, В.Н. Чубариков Алгебра и математический анализ в MAPLE: Учебное пособие — Издательство ТГПУ им. Л.Н. Толсого, 2007. - 296 с</text:p>
      <text:p text:style-name="P1">[<text:span text:style-name="T1">6</text:span>] В. П. Дьяконов, Maple 10/11/12/13/14 в математических расчетах– М.: ДМК Пресс, 2011. –</text:p>
      <text:p text:style-name="P1">800 с</text:p>
      <text:p text:style-name="P1">[<text:span text:style-name="T1">7</text:span>] Кирсанов М. Н. Практика программирования в системе Maple: учеб-</text:p>
      <text:p text:style-name="P1">ное пособие/М.Н. Кирсанов. — М.: Издательский дом МЭИ, 2011.— 208 с.</text:p>
      <text:p text:style-name="P2">[8] О. А. Сдвижков Математика на компьютере: Maple 8. — М.: СОЛОН-Пресс, 2003. —</text:p>
      <text:p text:style-name="P2">176 с</text:p>
      <text:p text:style-name="P3">[<text:span text:style-name="T1">9</text:span>] Деменева, Н. В. Комплексные числа: учебное пособие / Н. В. Деменева;</text:p>
      <text:p text:style-name="P3">М-во с.-х. РФ, федеральное гос. бюджетное образов. учреждение</text:p>
      <text:p text:style-name="P3">высшего образования «Пермская гос. с.-х. акад. им. акад. Д. Н.</text:p>
      <text:p text:style-name="P3">Прянишникова». – Пермь : ИПЦ «Прокростъ», 2017. – 112 с.</text:p>
      <text:p text:style-name="P3">[<text:span text:style-name="T1">10</text:span>] Савотченко С.Е., Кузьмичева Т.Г. Методы решения математических</text:p>
      <text:p text:style-name="P3">задач в Maple: Учебное пособие – Белгород: Изд. Белаудит, 2001. –</text:p>
      <text:p text:style-name="P3">116 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22:30:58.016796556</meta:creation-date>
    <dc:date>2023-10-01T21:45:26.964998557</dc:date>
    <meta:editing-duration>PT16H31M14S</meta:editing-duration>
    <meta:editing-cycles>3</meta:editing-cycles>
    <meta:generator>LibreOffice/7.6.1.2$Linux_X86_64 LibreOffice_project/60$Build-2</meta:generator>
    <meta:document-statistic meta:table-count="0" meta:image-count="0" meta:object-count="0" meta:page-count="3" meta:paragraph-count="69" meta:word-count="481" meta:character-count="3412" meta:non-whitespace-character-count="2989"/>
  </office:meta>
</office:document-meta>
</file>